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.4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.4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4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.442cm"/>
    </style:style>
    <style:style style:name="P1" style:family="paragraph">
      <style:paragraph-properties fo:text-align="center"/>
    </style:style>
    <style:style style:name="P2" style:family="paragraph">
      <style:text-properties fo:font-size="15pt"/>
    </style:style>
    <style:style style:name="P3" style:family="paragraph">
      <style:text-properties fo:font-family="'Times New Roman'" style:font-style-name="Italic" style:font-family-generic="roman" style:font-pitch="variable" fo:font-size="15pt" style:font-size-asian="13pt" style:font-size-complex="13pt"/>
    </style:style>
    <style:style style:name="P4" style:family="paragraph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P5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fo:font-family="'Times New Roman'" style:font-style-name="Italic" style:font-family-generic="roman" style:font-pitch="variable" fo:font-size="15pt" style:font-size-asian="15pt" style:font-size-complex="15pt"/>
    </style:style>
    <style:style style:name="P8" style:family="paragraph">
      <style:text-properties fo:font-family="'Times New Roman'" style:font-style-name="Italic" style:font-family-generic="roman" style:font-pitch="variable" fo:font-size="12pt" style:font-size-asian="10pt" style:font-size-complex="10pt"/>
    </style:style>
    <style:style style:name="P9" style:family="paragraph">
      <style:text-properties fo:font-family="'Times New Roman'" style:font-style-name="Italic" style:font-family-generic="roman" style:font-pitch="variable" fo:font-size="12pt" style:font-size-asian="8pt" style:font-size-complex="8pt"/>
    </style:style>
    <style:style style:name="P10" style:family="paragraph">
      <style:text-properties fo:font-family="'Times New Roman'" style:font-style-name="Italic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position="0% 100%" fo:font-family="'Times New Roman'" style:font-style-name="Italic" style:font-family-generic="roman" style:font-pitch="variable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tyle="italic" style:font-size-asian="13pt" style:font-style-asian="italic" style:font-size-complex="13pt" style:font-style-complex="italic"/>
    </style:style>
    <style:style style:name="T3" style:family="text">
      <style:text-properties style:text-position="-33% 58%" fo:font-family="'Times New Roman'" style:font-style-name="Italic" style:font-family-generic="roman" style:font-pitch="variable" fo:font-style="normal" style:font-size-asian="13pt" style:font-style-asian="normal" style:font-size-complex="13pt" style:font-style-complex="normal"/>
    </style:style>
    <style:style style:name="T4" style:family="text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T5" style:family="text">
      <style:text-properties style:text-position="-33% 58%" fo:font-family="'Times New Roman'" style:font-style-name="Italic" style:font-family-generic="roman" style:font-pitch="variable" style:font-size-asian="13pt" style:font-size-complex="13pt"/>
    </style:style>
    <style:style style:name="T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fo:font-size="12pt" fo:font-style="normal" style:font-size-asian="12pt" style:font-style-asian="normal" style:font-size-complex="12pt" style:font-style-complex="normal"/>
    </style:style>
    <style:style style:name="T8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0% 100%" fo:font-family="'Times New Roman'" style:font-style-name="Italic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10" style:family="text">
      <style:text-properties style:text-position="-33% 58%" fo:font-family="'Times New Roman'" style:font-style-name="Italic" style:font-family-generic="roman" style:font-pitch="variable" fo:font-size="15pt" fo:font-style="normal" style:font-size-asian="15pt" style:font-style-asian="normal" style:font-size-complex="15pt" style:font-style-complex="normal"/>
    </style:style>
    <style:style style:name="T11" style:family="text">
      <style:text-properties style:text-position="-33% 58%" fo:font-family="'Times New Roman'" style:font-style-name="Italic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text-position="0% 100%" fo:font-style="italic" style:font-size-asian="10pt" style:font-style-asian="italic" style:font-size-complex="10pt" style:font-style-complex="italic"/>
    </style:style>
    <style:style style:name="T13" style:family="text">
      <style:text-properties style:text-position="-33% 58%" fo:font-style="normal" style:font-size-asian="10pt" style:font-style-asian="normal" style:font-size-complex="10pt" style:font-style-complex="normal"/>
    </style:style>
    <style:style style:name="T14" style:family="text">
      <style:text-properties style:text-position="-33% 58%" fo:font-style="italic" style:font-size-asian="10pt" style:font-style-asian="italic" style:font-size-complex="10pt" style:font-style-complex="italic"/>
    </style:style>
    <style:style style:name="T15" style:family="text">
      <style:text-properties style:text-position="0% 100%" fo:font-style="italic" style:font-size-asian="8pt" style:font-style-asian="italic" style:font-size-complex="8pt" style:font-style-complex="italic"/>
    </style:style>
    <style:style style:name="T16" style:family="text">
      <style:text-properties style:text-position="-33% 58%" fo:font-style="normal" style:font-size-asian="8pt" style:font-style-asian="normal" style:font-size-complex="8pt" style:font-style-complex="normal"/>
    </style:style>
    <style:style style:name="T17" style:family="text">
      <style:text-properties style:text-position="-33% 58%" fo:font-style="italic" style:font-size-asian="8pt" style:font-style-asian="italic" style:font-size-complex="8pt" style:font-style-complex="italic"/>
    </style:style>
    <style:style style:name="T18" style:family="text">
      <style:text-properties style:text-position="0% 100%" fo:font-style="italic" style:font-size-asian="12pt" style:font-style-asian="italic" style:font-size-complex="12pt" style:font-style-complex="italic"/>
    </style:style>
    <style:style style:name="T19" style:family="text">
      <style:text-properties style:text-position="-33% 58%" fo:font-style="normal" style:font-size-asian="12pt" style:font-style-asian="normal" style:font-size-complex="12pt" style:font-style-complex="normal"/>
    </style:style>
    <style:style style:name="T20" style:family="text">
      <style:text-properties style:text-position="-33% 58%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12.4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09cm" svg:height="0.972cm" svg:x="12.829cm" svg:y="4.345cm">
          <draw:text-box>
            <text:p text:style-name="P2"><text:span text:style-name="T1">X</text:span><text:span text:style-name="T2">t</text:span><text:span text:style-name="T3">1</text:span></text:p>
          </draw:text-box>
        </draw:frame>
        <draw:custom-shape draw:style-name="gr1" draw:text-style-name="P1" xml:id="id3" draw:id="id3" draw:layer="layout" svg:width="0.508cm" svg:height="0.508cm" svg:x="12.465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12.465cm" svg:y="10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85cm" svg:height="0.971cm" draw:transform="rotate (1.5707963267946) translate (12.044cm 9.725cm)">
          <draw:text-box>
            <text:p><text:span text:style-name="T4">...</text:span></text:p>
          </draw:text-box>
        </draw:frame>
        <draw:custom-shape draw:style-name="gr1" draw:text-style-name="P1" xml:id="id2" draw:id="id2" draw:layer="layout" svg:width="0.508cm" svg:height="0.508cm" svg:x="8.464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464cm" svg:y1="4.878cm" svg:x2="8.538cm" svg:y2="7.298cm" draw:start-shape="id1" draw:start-glue-point="6" draw:end-shape="id2" draw:end-glue-point="5" svg:d="M12464 4878l-3926 2420">
          <text:p/>
        </draw:connector>
        <draw:connector draw:style-name="gr4" draw:text-style-name="P1" draw:layer="layout" draw:type="line" svg:x1="12.539cm" svg:y1="7.658cm" svg:x2="8.898cm" svg:y2="7.658cm" draw:start-shape="id3" draw:start-glue-point="7" draw:end-shape="id2" draw:end-glue-point="9" svg:d="M12539 7658h-3641">
          <text:p/>
        </draw:connector>
        <draw:connector draw:style-name="gr4" draw:text-style-name="P1" draw:layer="layout" draw:type="line" svg:x1="12.539cm" svg:y1="10.998cm" svg:x2="8.898cm" svg:y2="7.658cm" draw:start-shape="id4" draw:start-glue-point="5" draw:end-shape="id2" draw:end-glue-point="9" svg:d="M12539 10998l-3641-3340">
          <text:p/>
        </draw:connector>
        <draw:frame draw:style-name="gr5" draw:text-style-name="P3" draw:layer="layout" svg:width="1.627cm" svg:height="0.972cm" svg:x="7.169cm" svg:y="7.048cm">
          <draw:text-box>
            <text:p text:style-name="P2"><text:span text:style-name="T1">X</text:span><text:span text:style-name="T3">(</text:span><text:span text:style-name="T2">t</text:span><text:span text:style-name="T3">-1)2</text:span></text:p>
          </draw:text-box>
        </draw:frame>
        <draw:frame draw:style-name="gr2" draw:text-style-name="P3" draw:layer="layout" svg:width="1.109cm" svg:height="0.972cm" svg:x="12.83cm" svg:y="7.045cm">
          <draw:text-box>
            <text:p text:style-name="P2"><text:span text:style-name="T1">X</text:span><text:span text:style-name="T2">t</text:span><text:span text:style-name="T5">2</text:span></text:p>
          </draw:text-box>
        </draw:frame>
        <draw:frame draw:style-name="gr2" draw:text-style-name="P3" draw:layer="layout" svg:width="1.109cm" svg:height="0.972cm" svg:x="12.83cm" svg:y="10.745cm">
          <draw:text-box>
            <text:p text:style-name="P2"><text:span text:style-name="T1">X</text:span><text:span text:style-name="T2">tn</text:span></text:p>
          </draw:text-box>
        </draw:frame>
        <draw:frame draw:style-name="gr6" draw:text-style-name="P5" draw:layer="layout" svg:width="1.667cm" svg:height="0.83cm" svg:x="9.847cm" svg:y="3.972cm">
          <draw:text-box draw:corner-radius="1.189cm">
            <text:p text:style-name="P5"><text:span text:style-name="T6">W</text:span><text:span text:style-name="T7">(</text:span><text:span text:style-name="T8">t-</text:span><text:span text:style-name="T7">1)1</text:span><text:span text:style-name="T8">t</text:span><text:span text:style-name="T7">1</text:span></text:p>
          </draw:text-box>
        </draw:frame>
        <draw:custom-shape draw:style-name="gr1" draw:text-style-name="P1" xml:id="id5" draw:id="id5" draw:layer="layout" svg:width="0.508cm" svg:height="0.508cm" svg:x="8.4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8.465cm" svg:y="10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898cm" svg:y1="4.698cm" svg:x2="12.538cm" svg:y2="4.698cm" draw:start-shape="id5" draw:start-glue-point="11" draw:end-shape="id1" draw:end-glue-point="5" svg:d="M8898 4698h3640">
          <text:p/>
        </draw:connector>
        <draw:connector draw:style-name="gr4" draw:text-style-name="P1" draw:layer="layout" draw:type="line" svg:x1="8.972cm" svg:y1="4.878cm" svg:x2="12.539cm" svg:y2="7.298cm" draw:start-shape="id5" draw:start-glue-point="10" draw:end-shape="id3" draw:end-glue-point="5" svg:d="M8972 4878l3567 2420">
          <text:p/>
        </draw:connector>
        <draw:connector draw:style-name="gr4" draw:text-style-name="P1" draw:layer="layout" draw:type="line" svg:x1="8.972cm" svg:y1="4.878cm" svg:x2="12.719cm" svg:y2="10.924cm" draw:start-shape="id5" draw:start-glue-point="10" draw:end-shape="id4" draw:end-glue-point="4" svg:d="M8972 4878l3747 6046">
          <text:p/>
        </draw:connector>
        <draw:connector draw:style-name="gr4" draw:text-style-name="P1" draw:layer="layout" draw:type="line" svg:x1="8.719cm" svg:y1="10.924cm" svg:x2="12.718cm" svg:y2="5.132cm" draw:start-shape="id6" draw:start-glue-point="4" draw:end-shape="id1" draw:end-glue-point="8" svg:d="M8719 10924l3999-5792">
          <text:p/>
        </draw:connector>
        <draw:connector draw:style-name="gr4" draw:text-style-name="P1" draw:layer="layout" draw:type="line" svg:x1="8.973cm" svg:y1="11.178cm" svg:x2="12.539cm" svg:y2="7.658cm" draw:start-shape="id6" draw:start-glue-point="10" draw:end-shape="id3" draw:end-glue-point="7" svg:d="M8973 11178l3566-3520">
          <text:p/>
        </draw:connector>
        <draw:connector draw:style-name="gr4" draw:text-style-name="P1" draw:layer="layout" draw:type="line" svg:x1="8.899cm" svg:y1="11.358cm" svg:x2="12.539cm" svg:y2="11.358cm" draw:start-shape="id6" draw:start-glue-point="9" draw:end-shape="id4" draw:end-glue-point="7" svg:d="M8899 11358h3640">
          <text:p/>
        </draw:connector>
        <draw:frame draw:style-name="gr7" draw:text-style-name="P7" draw:layer="layout" svg:width="1.625cm" svg:height="0.972cm" svg:x="7.169cm" svg:y="4.348cm">
          <draw:text-box>
            <text:p text:style-name="P6"><text:span text:style-name="T9">X</text:span><text:span text:style-name="T10">(</text:span><text:span text:style-name="T11">t</text:span><text:span text:style-name="T10">-1)1</text:span></text:p>
          </draw:text-box>
        </draw:frame>
        <draw:frame draw:style-name="gr8" draw:text-style-name="P3" draw:layer="layout" svg:width="1.625cm" svg:height="0.972cm" svg:x="7.169cm" svg:y="10.748cm">
          <draw:text-box>
            <text:p text:style-name="P2"><text:span text:style-name="T1">X</text:span><text:span text:style-name="T3">(</text:span><text:span text:style-name="T2">t</text:span><text:span text:style-name="T3">-1)</text:span><text:span text:style-name="T2">n</text:span></text:p>
          </draw:text-box>
        </draw:frame>
        <draw:frame draw:style-name="gr6" draw:text-style-name="P8" draw:layer="layout" svg:width="1.658cm" svg:height="0.83cm" svg:x="9.348cm" svg:y="4.761cm">
          <draw:text-box draw:corner-radius="1.189cm">
            <text:p text:style-name="P8"><text:span text:style-name="T12">W</text:span><text:span text:style-name="T13">(</text:span><text:span text:style-name="T14">t-</text:span><text:span text:style-name="T13">1)1</text:span><text:span text:style-name="T14">t</text:span><text:span text:style-name="T13">2</text:span></text:p>
          </draw:text-box>
        </draw:frame>
        <draw:frame draw:style-name="gr9" draw:text-style-name="P9" draw:layer="layout" svg:width="1.614cm" svg:height="0.918cm" svg:x="8.163cm" svg:y="5.262cm">
          <draw:text-box draw:corner-radius="1.189cm">
            <text:p text:style-name="P9"><text:span text:style-name="T15">W</text:span><text:span text:style-name="T16">(</text:span><text:span text:style-name="T17">t-</text:span><text:span text:style-name="T16">1)1</text:span><text:span text:style-name="T17">tn</text:span></text:p>
          </draw:text-box>
        </draw:frame>
        <draw:frame draw:style-name="gr6" draw:text-style-name="P9" draw:layer="layout" svg:width="1.688cm" svg:height="0.83cm" svg:x="8.048cm" svg:y="6.127cm">
          <draw:text-box draw:corner-radius="1.189cm">
            <text:p text:style-name="P9"><text:span text:style-name="T15">W</text:span><text:span text:style-name="T16">(</text:span><text:span text:style-name="T17">t-</text:span><text:span text:style-name="T16">1)2</text:span><text:span text:style-name="T17">t</text:span><text:span text:style-name="T16">1</text:span></text:p>
          </draw:text-box>
        </draw:frame>
        <draw:frame draw:style-name="gr6" draw:text-style-name="P5" draw:layer="layout" svg:width="1.676cm" svg:height="0.83cm" svg:x="8.949cm" svg:y="6.918cm">
          <draw:text-box draw:corner-radius="1.189cm">
            <text:p text:style-name="P5"><text:span text:style-name="T6">W</text:span><text:span text:style-name="T7">(</text:span><text:span text:style-name="T8">t-</text:span><text:span text:style-name="T7">1)2</text:span><text:span text:style-name="T8">t</text:span><text:span text:style-name="T7">2</text:span></text:p>
          </draw:text-box>
        </draw:frame>
        <draw:frame draw:style-name="gr10" draw:text-style-name="P9" draw:layer="layout" svg:width="1.667cm" svg:height="0.83cm" svg:x="8.25cm" svg:y="7.863cm">
          <draw:text-box draw:corner-radius="1.189cm">
            <text:p text:style-name="P9"><text:span text:style-name="T15">W</text:span><text:span text:style-name="T16">(</text:span><text:span text:style-name="T17">t-</text:span><text:span text:style-name="T16">1)2</text:span><text:span text:style-name="T17">tn</text:span></text:p>
          </draw:text-box>
        </draw:frame>
        <draw:frame draw:style-name="gr3" draw:text-style-name="P10" draw:layer="layout" svg:width="0.985cm" svg:height="0.971cm" draw:transform="rotate (1.5707963267946) translate (7.944cm 9.725cm)">
          <draw:text-box>
            <text:p><text:span text:style-name="T4">...</text:span></text:p>
          </draw:text-box>
        </draw:frame>
        <draw:frame draw:style-name="gr6" draw:text-style-name="P9" draw:layer="layout" svg:width="1.699cm" svg:height="0.83cm" svg:x="7.756cm" svg:y="9.728cm">
          <draw:text-box draw:corner-radius="1.189cm">
            <text:p text:style-name="P9"><text:span text:style-name="T15">W</text:span><text:span text:style-name="T16">(</text:span><text:span text:style-name="T17">t-</text:span><text:span text:style-name="T16">1)</text:span><text:span text:style-name="T17">nt</text:span><text:span text:style-name="T16">1</text:span></text:p>
          </draw:text-box>
        </draw:frame>
        <draw:frame draw:style-name="gr6" draw:text-style-name="P9" draw:layer="layout" svg:width="1.656cm" svg:height="0.83cm" svg:x="9.45cm" svg:y="10.269cm">
          <draw:text-box draw:corner-radius="1.189cm">
            <text:p text:style-name="P9"><text:span text:style-name="T15">W</text:span><text:span text:style-name="T16">(</text:span><text:span text:style-name="T17">t-</text:span><text:span text:style-name="T16">1)</text:span><text:span text:style-name="T17">nt</text:span><text:span text:style-name="T16">2</text:span></text:p>
          </draw:text-box>
        </draw:frame>
        <draw:frame draw:style-name="gr11" draw:text-style-name="P9" draw:layer="layout" svg:width="1.636cm" svg:height="0.83cm" svg:x="9.936cm" svg:y="11.29cm">
          <draw:text-box draw:corner-radius="1.189cm">
            <text:p text:style-name="P9"><text:span text:style-name="T18">W</text:span><text:span text:style-name="T19">(</text:span><text:span text:style-name="T20">t-</text:span><text:span text:style-name="T19">1)</text:span><text:span text:style-name="T17">nt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2T11:09:05.67</meta:creation-date>
    <dc:date>2015-05-02T14:45:31.78</dc:date>
    <dc:creator>Loc Nguyen</dc:creator>
    <meta:editing-duration>PT3H36M6S</meta:editing-duration>
    <meta:editing-cycles>56</meta:editing-cycles>
    <meta:generator>OpenOffice/4.1.0$Win32 OpenOffice.org_project/410m18$Build-9764</meta:generator>
    <meta:document-statistic meta:object-count="32"/>
  </office:meta>
</office:document-meta>
</file>